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1.74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579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3.73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Tylenchus / Boleodorus&quot;;&quot;Tylencholaimus&quot;;&quot;Trichodorus&quot;;&quot;Prionchulus&quot;;&quot;Plectus&quot;;&quot;Neosteinernema&quot;;&quot;Mulveyellus&quot;;&quot;Monhystera&quot;;&quot;Miconchus&quot;;&quot;Mesocriconema&quot;;&quot;Malenchus&quot;;&quot;Clarkus&quot;;&quot;Chiloplacus&quot;;&quot;Anaplectus&quot;;&quot;Alaimus&quot;;&quot;Acrobeles&quot;;&quot;sp.&quot;)" table:allow-empty-cell="true" table:display-list="unsorted" table:base-cell-address="Sheet1.K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visibility="collapse" table:number-columns-repeated="2" table:default-cell-style-name="ce2"/>
        <table:table-column table:style-name="co3" table:default-cell-style-name="ce2"/>
        <table:table-column table:style-name="co3" table:visibility="collapse" table:number-columns-repeated="3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visibility="collapse" table:default-cell-style-name="ce2"/>
        <table:table-column table:style-name="co9" table:visibility="collapse" table:number-columns-repeated="2" table:default-cell-style-name="ce2"/>
        <table:table-column table:style-name="co10" table:visibility="collapse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5" table:default-cell-style-name="ce2"/>
        <table:table-column table:style-name="co37" table:default-cell-style-name="ce2"/>
        <table:table-column table:style-name="co39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25" table:number-columns-repeated="970" table:default-cell-style-name="ce2"/>
        <table:table-row table:style-name="ro6">
          <table:table-cell office:value-type="string">
            <text:p>Dir</text:p>
          </table:table-cell>
          <table:table-cell office:value-type="string">
            <text:p>NID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Seg Size μm</text:p>
          </table:table-cell>
          <table:table-cell office:value-type="string">
            <text:p>Seg Max Size At Mag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Segment</text:p>
          </table:table-cell>
          <table:table-cell office:value-type="string">
            <text:p>Segment Details</text:p>
          </table:table-cell>
          <table:table-cell office:value-type="string">
            <text:p>Taxinomic Value</text:p>
          </table:table-cell>
          <table:table-cell office:value-type="string">
            <text:p>overall body length μm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formula="of:=+[.R2]/[.F2]" office:value-type="float" office:value="6.3875">
            <text:p>6.3875</text:p>
          </table:table-cell>
          <table:table-cell office:value-type="float" office:value="100">
            <text:p>100</text:p>
          </table:table-cell>
          <table:table-cell office:value-type="string">
            <text:p>Nem_0001</text:p>
          </table:table-cell>
          <table:table-cell table:style-name="Default"/>
          <table:table-cell office:value-type="float" office:value="11.9">
            <text:p>11.9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table:style-name="Default" office:value-type="float" office:value="638.75">
            <text:p>638.75</text:p>
          </table:table-cell>
          <table:table-cell/>
          <table:table-cell table:formula="of:=+[.S2]/[.R2]" office:value-type="percentage" office:value="0">
            <text:p>0%</text:p>
          </table:table-cell>
          <table:table-cell office:value-type="float" office:value="106.53">
            <text:p>106.53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02</text:p>
          </table:table-cell>
          <table:table-cell/>
          <table:table-cell office:value-type="float" office:value="12.4">
            <text:p>12.4</text:p>
          </table:table-cell>
          <table:table-cell office:value-type="float" office:value="132.1">
            <text:p>132.1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545.19">
            <text:p>545.19</text:p>
          </table:table-cell>
          <table:table-cell/>
          <table:table-cell table:formula="of:=+[.S3]/[.R3]" office:value-type="percentage" office:value="0">
            <text:p>0%</text:p>
          </table:table-cell>
          <table:table-cell office:value-type="float" office:value="89.42">
            <text:p>89.42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ppn</text:p>
          </table:table-cell>
          <table:table-cell table:number-columns-repeated="3"/>
          <table:table-cell office:value-type="string">
            <text:p>Nem_0003</text:p>
          </table:table-cell>
          <table:table-cell/>
          <table:table-cell office:value-type="float" office:value="13.6">
            <text:p>13.6</text:p>
          </table:table-cell>
          <table:table-cell office:value-type="float" office:value="139.1">
            <text:p>139.1</text:p>
          </table:table-cell>
          <table:table-cell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448.85">
            <text:p>448.85</text:p>
          </table:table-cell>
          <table:table-cell office:value-type="float" office:value="317.72">
            <text:p>317.72</text:p>
          </table:table-cell>
          <table:table-cell table:formula="of:=+[.S4]/[.R4]" office:value-type="percentage" office:value="0.707853403141361">
            <text:p>71%</text:p>
          </table:table-cell>
          <table:table-cell table:number-columns-repeated="1004"/>
        </table:table-row>
        <table:table-row table:style-name="ro7">
          <table:table-cell table:number-columns-repeated="6"/>
          <table:table-cell office:value-type="string">
            <text:p>Nem_0004</text:p>
          </table:table-cell>
          <table:table-cell/>
          <table:table-cell office:value-type="float" office:value="15">
            <text:p>15</text:p>
          </table:table-cell>
          <table:table-cell office:value-type="float" office:value="133.1">
            <text:p>133.1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846.02">
            <text:p>846.02</text:p>
          </table:table-cell>
          <table:table-cell/>
          <table:table-cell table:formula="of:=+[.S5]/[.R5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pn</text:p>
          </table:table-cell>
          <table:table-cell/>
          <table:table-cell table:style-name="Default"/>
          <table:table-cell/>
          <table:table-cell office:value-type="string">
            <text:p>Nem_0005</text:p>
          </table:table-cell>
          <table:table-cell/>
          <table:table-cell office:value-type="float" office:value="16">
            <text:p>16</text:p>
          </table:table-cell>
          <table:table-cell office:value-type="float" office:value="135.1">
            <text:p>135.1</text:p>
          </table:table-cell>
          <table:table-cell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751.36">
            <text:p>751.36</text:p>
          </table:table-cell>
          <table:table-cell/>
          <table:table-cell table:formula="of:=+[.S6]/[.R6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6</text:p>
          </table:table-cell>
          <table:table-cell/>
          <table:table-cell office:value-type="float" office:value="15.6">
            <text:p>15.6</text:p>
          </table:table-cell>
          <table:table-cell office:value-type="float" office:value="138.3">
            <text:p>138.3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434.51">
            <text:p>434.51</text:p>
          </table:table-cell>
          <table:table-cell/>
          <table:table-cell table:formula="of:=+[.S7]/[.R7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7</text:p>
          </table:table-cell>
          <table:table-cell/>
          <table:table-cell office:value-type="float" office:value="16.9">
            <text:p>16.9</text:p>
          </table:table-cell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Trichodoridae </text:p>
          </table:table-cell>
          <table:table-cell table:content-validation-name="val4"/>
          <table:table-cell table:number-columns-repeated="4"/>
          <table:table-cell office:value-type="float" office:value="714.3">
            <text:p>714.3</text:p>
          </table:table-cell>
          <table:table-cell/>
          <table:table-cell table:formula="of:=+[.S8]/[.R8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8</text:p>
          </table:table-cell>
          <table:table-cell/>
          <table:table-cell office:value-type="float" office:value="17.5">
            <text:p>17.5</text:p>
          </table:table-cell>
          <table:table-cell office:value-type="float" office:value="132.7">
            <text:p>132.7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Cephalobidae</text:p>
          </table:table-cell>
          <table:table-cell table:content-validation-name="val4"/>
          <table:table-cell table:number-columns-repeated="4"/>
          <table:table-cell office:value-type="float" office:value="407.36">
            <text:p>407.36</text:p>
          </table:table-cell>
          <table:table-cell/>
          <table:table-cell table:formula="of:=+[.S9]/[.R9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9</text:p>
          </table:table-cell>
          <table:table-cell/>
          <table:table-cell office:value-type="float" office:value="19.9">
            <text:p>19.9</text:p>
          </table:table-cell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734.06">
            <text:p>734.06</text:p>
          </table:table-cell>
          <table:table-cell/>
          <table:table-cell table:formula="of:=+[.S10]/[.R10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molting</text:p>
          </table:table-cell>
          <table:table-cell table:number-columns-repeated="3"/>
          <table:table-cell office:value-type="string">
            <text:p>Nem_0010</text:p>
          </table:table-cell>
          <table:table-cell/>
          <table:table-cell office:value-type="float" office:value="21.3">
            <text:p>21.3</text:p>
          </table:table-cell>
          <table:table-cell office:value-type="float" office:value="138.9">
            <text:p>138.9</text:p>
          </table:table-cell>
          <table:table-cell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402.64">
            <text:p>402.64</text:p>
          </table:table-cell>
          <table:table-cell office:value-type="float" office:value="221.41">
            <text:p>221.41</text:p>
          </table:table-cell>
          <table:table-cell table:formula="of:=+[.S11]/[.R11]" office:value-type="percentage" office:value="0.549895688456189">
            <text:p>55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1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2]/[.R12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2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3]/[.R13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3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4]/[.R14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4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5]/[.R15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5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6]/[.R16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6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7]/[.R17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7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8]/[.R18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8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19]/[.R19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9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20]/[.R20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20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21]/[.R21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21</text:p>
          </table:table-cell>
          <table:table-cell table:number-columns-repeated="4"/>
          <table:table-cell table:content-validation-name="val2"/>
          <table:table-cell table:content-validation-name="val4"/>
          <table:table-cell table:number-columns-repeated="4"/>
          <table:table-cell table:number-columns-repeated="2"/>
          <table:table-cell table:formula="of:=+[.S22]/[.R22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23]/[.R23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24]/[.R24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25]/[.R25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26]/[.R26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27]/[.R27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28]/[.R28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29]/[.R29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30]/[.R30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S31]/[.R31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32]/[.R32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33]/[.R33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content-validation-name="val3"/>
          <table:table-cell table:number-columns-repeated="5"/>
          <table:table-cell table:number-columns-repeated="2"/>
          <table:table-cell table:formula="of:=+[.S34]/[.R34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35]/[.R35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S36]/[.R36]" office:value-type="percentage" office:value="0">
            <text:p>#DIV/0!</text:p>
          </table:table-cell>
          <table:table-cell table:number-columns-repeated="1004"/>
        </table:table-row>
        <table:table-row table:style-name="ro3" table:number-rows-repeated="3">
          <table:table-cell table:number-columns-repeated="10"/>
          <table:table-cell table:content-validation-name="val1"/>
          <table:table-cell table:content-validation-name="val3"/>
          <table:table-cell table:number-columns-repeated="1012"/>
        </table:table-row>
        <table:table-row table:style-name="ro3" table:number-rows-repeated="9">
          <table:table-cell table:number-columns-repeated="11"/>
          <table:table-cell table:content-validation-name="val3"/>
          <table:table-cell table:number-columns-repeated="101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AY$3282"/>
        </table:named-expressions>
      </table:table>
      <table:table table:name="Sheet2" table:style-name="ta1" table:print="false">
        <table:table-column table:style-name="co38" table:default-cell-style-name="Default"/>
        <table:table-row table:style-name="ro2">
          <table:table-cell office:value-type="string">
            <text:p>*Undentified*</text:p>
          </table:table-cell>
        </table:table-row>
        <table:table-row table:style-name="ro2">
          <table:table-cell office:value-type="string">
            <text:p>Alaimidae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Enopl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Leptolaimidae</text:p>
          </table:table-cell>
        </table:table-row>
        <table:table-row table:style-name="ro2">
          <table:table-cell office:value-type="string">
            <text:p>Monhysteroidea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3">
          <table:table-cell table:style-name="ce4"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oidea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3" table:number-rows-repeated="1048536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named-expressions>
        <table:named-expression table:name="Excel_BuiltIn__FilterDatabase_1" table:base-cell-address="$Sheet1.$A$1" table:expression="0"/>
      </table:named-expressions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3">03/06/2022</text:date>, <text:time>03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d_5f_AllImageMetadata" style:display-name="PageStyle_Created_AllImage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3T03:37:53.91</dc:date>
    <dc:creator>Lawrence Perepolkin</dc:creator>
    <meta:editing-duration>PT11H24M47S</meta:editing-duration>
    <meta:editing-cycles>50</meta:editing-cycles>
    <meta:generator>OpenOffice/4.1.11$Win32 OpenOffice.org_project/4111m1$Build-9808</meta:generator>
    <meta:document-statistic meta:table-count="3" meta:cell-count="292" meta:object-count="0"/>
  </office:meta>
</office:document-meta>
</file>